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ing" svg:font-family="Timing" style:font-family-generic="roman" style:font-pitch="fixed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padding="0.0201in" fo:border-left="none" fo:border-right="none" fo:border-top="0.99pt solid #000000" fo:border-bottom="none"/>
      <style:text-properties officeooo:rsid="006507d5" officeooo:paragraph-rsid="006507d5"/>
    </style:style>
    <style:style style:name="P2" style:family="paragraph" style:parent-style-name="Standard">
      <style:text-properties officeooo:rsid="002058ff" officeooo:paragraph-rsid="002058ff"/>
    </style:style>
    <style:style style:name="P3" style:family="paragraph" style:parent-style-name="Standard">
      <style:text-properties officeooo:rsid="002058ff" officeooo:paragraph-rsid="0056efb2"/>
    </style:style>
    <style:style style:name="P4" style:family="paragraph" style:parent-style-name="Standard">
      <style:text-properties officeooo:rsid="002058ff" officeooo:paragraph-rsid="0065b9fe"/>
    </style:style>
    <style:style style:name="P5" style:family="paragraph" style:parent-style-name="Standard">
      <style:text-properties officeooo:rsid="00211e65" officeooo:paragraph-rsid="00226716"/>
    </style:style>
    <style:style style:name="P6" style:family="paragraph" style:parent-style-name="Standard">
      <style:text-properties officeooo:rsid="00211e65" officeooo:paragraph-rsid="00305b75"/>
    </style:style>
    <style:style style:name="P7" style:family="paragraph" style:parent-style-name="Standard">
      <style:text-properties officeooo:rsid="00211e65" officeooo:paragraph-rsid="003150ea"/>
    </style:style>
    <style:style style:name="P8" style:family="paragraph" style:parent-style-name="Standard">
      <style:text-properties officeooo:rsid="00211e65" officeooo:paragraph-rsid="00320887"/>
    </style:style>
    <style:style style:name="P9" style:family="paragraph" style:parent-style-name="Standard">
      <style:text-properties officeooo:rsid="00211e65" officeooo:paragraph-rsid="0044d68b"/>
    </style:style>
    <style:style style:name="P10" style:family="paragraph" style:parent-style-name="Standard">
      <style:text-properties officeooo:rsid="00211e65" officeooo:paragraph-rsid="0048e6af"/>
    </style:style>
    <style:style style:name="P11" style:family="paragraph" style:parent-style-name="Standard">
      <style:text-properties officeooo:rsid="00211e65" officeooo:paragraph-rsid="004cae38"/>
    </style:style>
    <style:style style:name="P12" style:family="paragraph" style:parent-style-name="Standard">
      <style:text-properties officeooo:rsid="00211e65" officeooo:paragraph-rsid="004e29f7"/>
    </style:style>
    <style:style style:name="P13" style:family="paragraph" style:parent-style-name="Standard">
      <style:text-properties officeooo:rsid="00211e65" officeooo:paragraph-rsid="0051a722"/>
    </style:style>
    <style:style style:name="P14" style:family="paragraph" style:parent-style-name="Standard">
      <style:text-properties officeooo:rsid="00211e65" officeooo:paragraph-rsid="005743b7"/>
    </style:style>
    <style:style style:name="P15" style:family="paragraph" style:parent-style-name="Standard">
      <style:text-properties officeooo:rsid="00211e65" officeooo:paragraph-rsid="005f98f3"/>
    </style:style>
    <style:style style:name="P16" style:family="paragraph" style:parent-style-name="Standard">
      <style:text-properties officeooo:rsid="00211e65" officeooo:paragraph-rsid="00602dae"/>
    </style:style>
    <style:style style:name="P17" style:family="paragraph" style:parent-style-name="Standard">
      <style:text-properties officeooo:rsid="00211e65" officeooo:paragraph-rsid="0060be5c"/>
    </style:style>
    <style:style style:name="P18" style:family="paragraph" style:parent-style-name="Standard">
      <style:text-properties officeooo:rsid="00211e65" officeooo:paragraph-rsid="0064ea5a"/>
    </style:style>
    <style:style style:name="P19" style:family="paragraph" style:parent-style-name="Standard">
      <style:text-properties officeooo:rsid="00211e65" officeooo:paragraph-rsid="0065b9fe"/>
    </style:style>
    <style:style style:name="P20" style:family="paragraph" style:parent-style-name="Standard">
      <style:text-properties officeooo:rsid="003e2dc2" officeooo:paragraph-rsid="003e2dc2"/>
    </style:style>
    <style:style style:name="P21" style:family="paragraph" style:parent-style-name="Standard">
      <style:text-properties officeooo:rsid="004cae38" officeooo:paragraph-rsid="004cae38"/>
    </style:style>
    <style:style style:name="P22" style:family="paragraph" style:parent-style-name="Standard">
      <style:text-properties fo:color="#a33e03" officeooo:rsid="00211e65" officeooo:paragraph-rsid="00418d19"/>
    </style:style>
    <style:style style:name="P23" style:family="paragraph" style:parent-style-name="Standard">
      <style:text-properties fo:color="#a33e03" officeooo:rsid="00211e65" officeooo:paragraph-rsid="00481b42"/>
    </style:style>
    <style:style style:name="P24" style:family="paragraph" style:parent-style-name="Standard">
      <style:text-properties fo:color="#a33e03" officeooo:rsid="00211e65" officeooo:paragraph-rsid="004e29f7"/>
    </style:style>
    <style:style style:name="P25" style:family="paragraph" style:parent-style-name="Standard">
      <style:text-properties fo:color="#a33e03" officeooo:rsid="00211e65" officeooo:paragraph-rsid="0065b9fe"/>
    </style:style>
    <style:style style:name="P26" style:family="paragraph" style:parent-style-name="Standard">
      <style:text-properties officeooo:rsid="00628bbf" officeooo:paragraph-rsid="00628bbf"/>
    </style:style>
    <style:style style:name="P27" style:family="paragraph" style:parent-style-name="Standard">
      <style:text-properties style:font-name="Timing" officeooo:rsid="002058ff" officeooo:paragraph-rsid="0044d68b"/>
    </style:style>
    <style:style style:name="P28" style:family="paragraph" style:parent-style-name="Standard">
      <style:text-properties style:font-name="Timing" fo:font-style="italic" officeooo:rsid="002c49bf" officeooo:paragraph-rsid="004e29f7" style:font-style-asian="italic" style:font-style-complex="italic"/>
    </style:style>
    <style:style style:name="P29" style:family="paragraph" style:parent-style-name="Standard">
      <style:text-properties style:font-name="Timing" fo:font-style="italic" officeooo:rsid="002c49bf" officeooo:paragraph-rsid="00721075" style:font-style-asian="italic" style:font-style-complex="italic"/>
    </style:style>
    <style:style style:name="P30" style:family="paragraph" style:parent-style-name="Standard">
      <style:text-properties style:font-name="Timing" fo:font-style="italic" officeooo:rsid="00211e65" officeooo:paragraph-rsid="0084c5ea" style:font-style-asian="italic" style:font-style-complex="italic"/>
    </style:style>
    <style:style style:name="P31" style:family="paragraph" style:parent-style-name="Standard">
      <style:text-properties officeooo:rsid="002058ff" officeooo:paragraph-rsid="00721075"/>
    </style:style>
    <style:style style:name="P32" style:family="paragraph" style:parent-style-name="Standard">
      <style:text-properties officeooo:rsid="00211e65" officeooo:paragraph-rsid="007e218f"/>
    </style:style>
    <style:style style:name="P33" style:family="paragraph" style:parent-style-name="Standard">
      <style:text-properties officeooo:rsid="00211e65" officeooo:paragraph-rsid="00831cc1"/>
    </style:style>
    <style:style style:name="P34" style:family="paragraph" style:parent-style-name="Standard">
      <style:text-properties officeooo:rsid="00211e65" officeooo:paragraph-rsid="0084c5ea"/>
    </style:style>
    <style:style style:name="P35" style:family="paragraph" style:parent-style-name="Standard">
      <style:text-properties officeooo:rsid="00211e65" officeooo:paragraph-rsid="00878982"/>
    </style:style>
    <style:style style:name="P36" style:family="paragraph" style:parent-style-name="Standard">
      <style:text-properties officeooo:rsid="00211e65" officeooo:paragraph-rsid="00892a75"/>
    </style:style>
    <style:style style:name="P37" style:family="paragraph" style:parent-style-name="Standard">
      <style:text-properties fo:color="#a33e03" officeooo:rsid="00211e65" officeooo:paragraph-rsid="00721075"/>
    </style:style>
    <style:style style:name="P38" style:family="paragraph" style:parent-style-name="Standard">
      <style:text-properties fo:color="#a33e03" officeooo:rsid="00211e65" officeooo:paragraph-rsid="00878982"/>
    </style:style>
    <style:style style:name="P39" style:family="paragraph" style:parent-style-name="Standard">
      <style:text-properties officeooo:rsid="0065b9fe" officeooo:paragraph-rsid="00721075"/>
    </style:style>
    <style:style style:name="P40" style:family="paragraph" style:parent-style-name="Standard">
      <style:text-properties officeooo:rsid="00721075" officeooo:paragraph-rsid="00721075"/>
    </style:style>
    <style:style style:name="P41" style:family="paragraph" style:parent-style-name="Standard">
      <style:text-properties officeooo:rsid="00745ec3" officeooo:paragraph-rsid="00745ec3"/>
    </style:style>
    <style:style style:name="P42" style:family="paragraph" style:parent-style-name="Standard">
      <style:paragraph-properties fo:break-before="page"/>
      <style:text-properties officeooo:rsid="0065b9fe" officeooo:paragraph-rsid="0065b9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ing"/>
    </style:style>
    <style:style style:name="T3" style:family="text">
      <style:text-properties style:font-name="Timing" officeooo:rsid="00216d46"/>
    </style:style>
    <style:style style:name="T4" style:family="text">
      <style:text-properties style:font-name="Timing" officeooo:rsid="0021eb88"/>
    </style:style>
    <style:style style:name="T5" style:family="text">
      <style:text-properties style:font-name="Timing" officeooo:rsid="0023a38a"/>
    </style:style>
    <style:style style:name="T6" style:family="text">
      <style:text-properties style:font-name="Timing" officeooo:rsid="00254999"/>
    </style:style>
    <style:style style:name="T7" style:family="text">
      <style:text-properties style:font-name="Timing" officeooo:rsid="002773a2"/>
    </style:style>
    <style:style style:name="T8" style:family="text">
      <style:text-properties style:font-name="Timing" officeooo:rsid="00290877"/>
    </style:style>
    <style:style style:name="T9" style:family="text">
      <style:text-properties style:font-name="Timing" officeooo:rsid="002b1d95"/>
    </style:style>
    <style:style style:name="T10" style:family="text">
      <style:text-properties style:font-name="Timing" officeooo:rsid="002c024c"/>
    </style:style>
    <style:style style:name="T11" style:family="text">
      <style:text-properties style:font-name="Timing" officeooo:rsid="00339c53"/>
    </style:style>
    <style:style style:name="T12" style:family="text">
      <style:text-properties style:font-name="Timing" officeooo:rsid="0034bd5b"/>
    </style:style>
    <style:style style:name="T13" style:family="text">
      <style:text-properties style:font-name="Timing" officeooo:rsid="0035f1cd"/>
    </style:style>
    <style:style style:name="T14" style:family="text">
      <style:text-properties style:font-name="Timing" officeooo:rsid="0035f258"/>
    </style:style>
    <style:style style:name="T15" style:family="text">
      <style:text-properties style:font-name="Timing" officeooo:rsid="00379bd4"/>
    </style:style>
    <style:style style:name="T16" style:family="text">
      <style:text-properties style:font-name="Timing" officeooo:rsid="00380f7c"/>
    </style:style>
    <style:style style:name="T17" style:family="text">
      <style:text-properties style:font-name="Timing" officeooo:rsid="003b60f9"/>
    </style:style>
    <style:style style:name="T18" style:family="text">
      <style:text-properties style:font-name="Timing" officeooo:rsid="003cd798"/>
    </style:style>
    <style:style style:name="T19" style:family="text">
      <style:text-properties style:font-name="Timing" officeooo:rsid="003d87a5"/>
    </style:style>
    <style:style style:name="T20" style:family="text">
      <style:text-properties style:font-name="Timing" officeooo:rsid="0040b500"/>
    </style:style>
    <style:style style:name="T21" style:family="text">
      <style:text-properties style:font-name="Timing" officeooo:rsid="00418d19"/>
    </style:style>
    <style:style style:name="T22" style:family="text">
      <style:text-properties style:font-name="Timing" officeooo:rsid="0044d68b"/>
    </style:style>
    <style:style style:name="T23" style:family="text">
      <style:text-properties style:font-name="Timing" officeooo:rsid="00459e06"/>
    </style:style>
    <style:style style:name="T24" style:family="text">
      <style:text-properties style:font-name="Timing" officeooo:rsid="00481b42"/>
    </style:style>
    <style:style style:name="T25" style:family="text">
      <style:text-properties style:font-name="Timing" officeooo:rsid="004a9901"/>
    </style:style>
    <style:style style:name="T26" style:family="text">
      <style:text-properties style:font-name="Timing" officeooo:rsid="004cae38"/>
    </style:style>
    <style:style style:name="T27" style:family="text">
      <style:text-properties style:font-name="Timing" officeooo:rsid="004cefa2"/>
    </style:style>
    <style:style style:name="T28" style:family="text">
      <style:text-properties style:font-name="Timing" officeooo:rsid="004d9750"/>
    </style:style>
    <style:style style:name="T29" style:family="text">
      <style:text-properties style:font-name="Timing" officeooo:rsid="004f4b26"/>
    </style:style>
    <style:style style:name="T30" style:family="text">
      <style:text-properties style:font-name="Timing" officeooo:rsid="005885aa"/>
    </style:style>
    <style:style style:name="T31" style:family="text">
      <style:text-properties style:font-name="Timing" officeooo:rsid="00588c69"/>
    </style:style>
    <style:style style:name="T32" style:family="text">
      <style:text-properties style:font-name="Timing" officeooo:rsid="0064ea5a"/>
    </style:style>
    <style:style style:name="T33" style:family="text">
      <style:text-properties style:font-name="Timing" officeooo:rsid="0065b9fe"/>
    </style:style>
    <style:style style:name="T34" style:family="text">
      <style:text-properties style:font-name="Timing" officeooo:rsid="006890be"/>
    </style:style>
    <style:style style:name="T35" style:family="text">
      <style:text-properties style:font-name="Timing" officeooo:rsid="006b8194"/>
    </style:style>
    <style:style style:name="T36" style:family="text">
      <style:text-properties style:font-name="Timing" officeooo:rsid="006f2c5d"/>
    </style:style>
    <style:style style:name="T37" style:family="text">
      <style:text-properties style:font-name="Timing" officeooo:rsid="00742e75"/>
    </style:style>
    <style:style style:name="T38" style:family="text">
      <style:text-properties style:font-name="Timing" officeooo:rsid="00764088"/>
    </style:style>
    <style:style style:name="T39" style:family="text">
      <style:text-properties style:font-name="Timing" officeooo:rsid="007659a3"/>
    </style:style>
    <style:style style:name="T40" style:family="text">
      <style:text-properties style:font-name="Timing" officeooo:rsid="0076f64a"/>
    </style:style>
    <style:style style:name="T41" style:family="text">
      <style:text-properties style:font-name="Timing" officeooo:rsid="00774dde"/>
    </style:style>
    <style:style style:name="T42" style:family="text">
      <style:text-properties style:font-name="Timing" officeooo:rsid="007abcf3"/>
    </style:style>
    <style:style style:name="T43" style:family="text">
      <style:text-properties style:font-name="Timing" officeooo:rsid="007bc5a6"/>
    </style:style>
    <style:style style:name="T44" style:family="text">
      <style:text-properties style:font-name="Timing" officeooo:rsid="007bc677"/>
    </style:style>
    <style:style style:name="T45" style:family="text">
      <style:text-properties style:font-name="Timing" officeooo:rsid="007c4e16"/>
    </style:style>
    <style:style style:name="T46" style:family="text">
      <style:text-properties style:font-name="Timing" officeooo:rsid="007c521a"/>
    </style:style>
    <style:style style:name="T47" style:family="text">
      <style:text-properties style:font-name="Timing" officeooo:rsid="007e218f"/>
    </style:style>
    <style:style style:name="T48" style:family="text">
      <style:text-properties style:font-name="Timing" officeooo:rsid="007e7447"/>
    </style:style>
    <style:style style:name="T49" style:family="text">
      <style:text-properties style:font-name="Timing" officeooo:rsid="007f33d9"/>
    </style:style>
    <style:style style:name="T50" style:family="text">
      <style:text-properties style:font-name="Timing" officeooo:rsid="007fadea"/>
    </style:style>
    <style:style style:name="T51" style:family="text">
      <style:text-properties style:font-name="Timing" officeooo:rsid="0080c048"/>
    </style:style>
    <style:style style:name="T52" style:family="text">
      <style:text-properties style:font-name="Timing" officeooo:rsid="0081fcec"/>
    </style:style>
    <style:style style:name="T53" style:family="text">
      <style:text-properties style:font-name="Timing" fo:font-style="normal" officeooo:rsid="002c49bf" style:font-style-asian="normal" style:font-style-complex="normal"/>
    </style:style>
    <style:style style:name="T54" style:family="text">
      <style:text-properties style:font-name="Timing" officeooo:rsid="0084c5ea"/>
    </style:style>
    <style:style style:name="T55" style:family="text">
      <style:text-properties style:font-name="Timing" officeooo:rsid="00866869"/>
    </style:style>
    <style:style style:name="T56" style:family="text">
      <style:text-properties officeooo:rsid="00216d46"/>
    </style:style>
    <style:style style:name="T57" style:family="text">
      <style:text-properties officeooo:rsid="0021eb88"/>
    </style:style>
    <style:style style:name="T58" style:family="text">
      <style:text-properties officeooo:rsid="00226716"/>
    </style:style>
    <style:style style:name="T59" style:family="text">
      <style:text-properties officeooo:rsid="002b1d95"/>
    </style:style>
    <style:style style:name="T60" style:family="text">
      <style:text-properties officeooo:rsid="002c49bf"/>
    </style:style>
    <style:style style:name="T61" style:family="text">
      <style:text-properties fo:font-style="italic" officeooo:rsid="002b1d95" style:font-style-asian="italic" style:font-style-complex="italic"/>
    </style:style>
    <style:style style:name="T62" style:family="text">
      <style:text-properties fo:font-style="italic" officeooo:rsid="002c49bf" style:font-style-asian="italic" style:font-style-complex="italic"/>
    </style:style>
    <style:style style:name="T63" style:family="text">
      <style:text-properties fo:font-style="normal" officeooo:rsid="002c49bf" style:font-style-asian="normal" style:font-style-complex="normal"/>
    </style:style>
    <style:style style:name="T64" style:family="text">
      <style:text-properties fo:font-style="normal" officeooo:rsid="0048e6af" style:font-style-asian="normal" style:font-style-complex="normal"/>
    </style:style>
    <style:style style:name="T65" style:family="text">
      <style:text-properties officeooo:rsid="005f98f3"/>
    </style:style>
    <style:style style:name="T66" style:family="text">
      <style:text-properties officeooo:rsid="006c6814"/>
    </style:style>
    <style:style style:name="T67" style:family="text">
      <style:text-properties officeooo:rsid="00742e75"/>
    </style:style>
    <style:style style:name="T68" style:family="text">
      <style:text-properties officeooo:rsid="0078f1c5"/>
    </style:style>
    <style:style style:name="T69" style:family="text">
      <style:text-properties officeooo:rsid="00831cc1"/>
    </style:style>
    <style:style style:name="T70" style:family="text">
      <style:text-properties officeooo:rsid="0084c5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32 waveforms</text:h>
      <text:h text:style-name="Heading_20_2" text:outline-level="2">Block RAM</text:h>
      <text:p text:style-name="P2">Block RAM uses synchronous read, whose signals are asynchronously decoded from <text:span text:style-name="T1">opcode</text:span>.</text:p>
      <text:p text:style-name="P2">Synchronous opcode decoding sets up the sources for various registers. For example, <text:span text:style-name="T1">new_T</text:span> indicates that <text:span text:style-name="T1">T</text:span> is to be loaded from 1 of 16 sources.</text:p>
      <text:p text:style-name="P2"/>
      <text:p text:style-name="P20">DROP followed by DUP:</text:p>
      <text:p text:style-name="P2"/>
      <text:p text:style-name="P6">Opcode<text:tab/><text:span text:style-name="T2">??.1plus).</text:span><text:span text:style-name="T12">SWAP</text:span><text:span text:style-name="T2">.).plus.).</text:span><text:span text:style-name="T17">DUP..</text:span><text:span text:style-name="T2">)...............</text:span></text:p>
      <text:p text:style-name="P7">T_src<text:tab/><text:tab/><text:span text:style-name="T2">...none.).</text:span><text:span text:style-name="T3">TpImm</text:span><text:span text:style-name="T2">)..</text:span><text:span text:style-name="T13">n..</text:span><text:span text:style-name="T3">.)</text:span><text:span text:style-name="T2">.</text:span><text:span text:style-name="T3">Tp</text:span><text:span text:style-name="T7">n..</text:span><text:span text:style-name="T2">)...</text:span><text:span text:style-name="T18">none.....</text:span><text:span text:style-name="T2">...</text:span></text:p>
      <text:p text:style-name="P5"><text:span text:style-name="T56">T</text:span><text:tab/><text:tab/><text:span text:style-name="T2">.....5.........)..</text:span><text:span text:style-name="T3">6...</text:span><text:span text:style-name="T14">)</text:span><text:span text:style-name="T3">.</text:span><text:span text:style-name="T14">123</text:span><text:span text:style-name="T3">..</text:span><text:span text:style-name="T7">)...</text:span><text:span text:style-name="T8">12</text:span><text:span text:style-name="T14">9.</text:span><text:span text:style-name="T8">.</text:span><text:span text:style-name="T14">.......</text:span></text:p>
      <text:p text:style-name="P5"><text:span text:style-name="T58">N</text:span>_src<text:tab/><text:tab/><text:span text:style-name="T2">...none........).</text:span><text:span text:style-name="T3">.</text:span><text:span text:style-name="T5">t...</text:span><text:span text:style-name="T2">).</text:span><text:span text:style-name="T15">RAM..)..</text:span><text:span text:style-name="T19">t...).</text:span><text:span text:style-name="T3">none...</text:span></text:p>
      <text:p text:style-name="P5"><text:span text:style-name="T58">N</text:span><text:tab/><text:tab/><text:span text:style-name="T2">.....</text:span><text:span text:style-name="T11">123</text:span><text:span text:style-name="T2">..............)..</text:span><text:span text:style-name="T6">6.</text:span><text:span text:style-name="T20">.</text:span><text:span text:style-name="T6">.</text:span><text:span text:style-name="T23">).321</text:span><text:span text:style-name="T3">..</text:span><text:span text:style-name="T14">)</text:span><text:span text:style-name="T3">..</text:span><text:span text:style-name="T19">129.</text:span><text:span text:style-name="T14">.</text:span><text:span text:style-name="T21">.</text:span></text:p>
      <text:p text:style-name="P8"><text:span text:style-name="T57">WR</text:span>_src <text:s/><text:tab/><text:span text:style-name="T2">??.........none..............).</text:span><text:span text:style-name="T3">.</text:span><text:span text:style-name="T4">n...</text:span><text:span text:style-name="T2">).</text:span><text:span text:style-name="T3">none..</text:span><text:span text:style-name="T21">.</text:span></text:p>
      <text:p text:style-name="P22"><text:span text:style-name="T61">RAM_read</text:span><text:tab/><text:span text:style-name="T2">-------------------/</text:span><text:span text:style-name="T9">===</text:span><text:span text:style-name="T10">\---------------------</text:span></text:p>
      <text:p text:style-name="P23"><text:span text:style-name="T62">RAM_raddr</text:span><text:tab/><text:span text:style-name="T2">???????????????????.</text:span><text:span text:style-name="T24">SP.</text:span><text:span text:style-name="T2">??????????????????????</text:span></text:p>
      <text:p text:style-name="P13"><text:span text:style-name="T60">RAM_q</text:span><text:tab/><text:span text:style-name="T2">?????????????????????????.</text:span><text:span text:style-name="T16">321</text:span><text:span text:style-name="T2">.???????????????</text:span></text:p>
      <text:p text:style-name="P13"><text:span text:style-name="T59">RAM_write</text:span><text:tab/><text:span text:style-name="T2">-------------------------------------/</text:span><text:span text:style-name="T9">===</text:span><text:span text:style-name="T29">=</text:span><text:span text:style-name="T9">==</text:span><text:span text:style-name="T10">\</text:span></text:p>
      <text:p text:style-name="P10"><text:span text:style-name="T63">RAM_</text:span><text:span text:style-name="T64">w</text:span><text:span text:style-name="T63">addr</text:span><text:tab/><text:span text:style-name="T2">?????????????????????????????????????..</text:span><text:span text:style-name="T24">SP...</text:span><text:span text:style-name="T2">?</text:span></text:p>
      <text:p text:style-name="P9"><text:span text:style-name="T63">RAM_d</text:span><text:tab/><text:span text:style-name="T2">?????????????????????????????????????</text:span><text:span text:style-name="T22">..</text:span><text:span text:style-name="T25">321.</text:span><text:span text:style-name="T2">.?</text:span></text:p>
      <text:p text:style-name="P27"/>
      <text:p text:style-name="P21">DUP followed by DROP: <text:span text:style-name="T65">To prevent DROP’s read from occurring before DUP’s write, “WR_src” must be “none” to allow decoding when is a read is expected. Simultaneous read/write to same address can be worked around.</text:span></text:p>
      <text:p text:style-name="P3"/>
      <text:p text:style-name="P15">Opcode<text:tab/><text:span text:style-name="T2">??.1plus).</text:span><text:span text:style-name="T26">DU</text:span><text:span text:style-name="T12">P.</text:span><text:span text:style-name="T2">.)....</text:span><text:span text:style-name="T17">D</text:span><text:span text:style-name="T26">ROP....</text:span><text:span text:style-name="T17">.</text:span><text:span text:style-name="T2">)..............</text:span></text:p>
      <text:p text:style-name="P15">T_src<text:tab/><text:tab/><text:span text:style-name="T2">...none.).</text:span><text:span text:style-name="T3">TpImm</text:span><text:span text:style-name="T2">)....</text:span><text:span text:style-name="T27">none....</text:span><text:span text:style-name="T3">.)</text:span><text:span text:style-name="T2">..</text:span><text:span text:style-name="T27">n.</text:span><text:span text:style-name="T7">..</text:span><text:span text:style-name="T2">)..</text:span><text:span text:style-name="T18">none.</text:span></text:p>
      <text:p text:style-name="P18"><text:span text:style-name="T56">T</text:span><text:tab/><text:tab/><text:span text:style-name="T2">.....5.........).....6......................</text:span></text:p>
      <text:p text:style-name="P16"><text:span text:style-name="T58">N</text:span>_src<text:tab/><text:tab/><text:span text:style-name="T2">...none........)..</text:span><text:span text:style-name="T5">t...</text:span><text:span text:style-name="T31">)</text:span><text:span text:style-name="T2">.none.).</text:span><text:span text:style-name="T15">RAM..)..</text:span><text:span text:style-name="T3">none.</text:span></text:p>
      <text:p text:style-name="P14"><text:span text:style-name="T58">N</text:span><text:tab/><text:tab/><text:span text:style-name="T2">.......123............).....6....</text:span><text:span text:style-name="T32">.</text:span><text:span text:style-name="T3">..</text:span><text:span text:style-name="T14">)</text:span><text:span text:style-name="T3">..</text:span><text:span text:style-name="T19">12</text:span><text:span text:style-name="T32">3</text:span><text:span text:style-name="T14">.</text:span><text:span text:style-name="T21">.</text:span></text:p>
      <text:p text:style-name="P14"><text:span text:style-name="T57">WR</text:span>_src <text:s/><text:tab/><text:span text:style-name="T2">??........none.).</text:span><text:span text:style-name="T3">.</text:span><text:span text:style-name="T4">n...</text:span><text:span text:style-name="T2">).</text:span><text:span text:style-name="T3">none.</text:span><text:span text:style-name="T2">...............</text:span></text:p>
      <text:p text:style-name="P11"><text:span text:style-name="T59">RAM_write</text:span><text:tab/><text:span text:style-name="T2">-----------------------/</text:span><text:span text:style-name="T9">=</text:span><text:span text:style-name="T28">=</text:span><text:span text:style-name="T9">====</text:span><text:span text:style-name="T10">\-------------</text:span></text:p>
      <text:p text:style-name="P17"><text:span text:style-name="T63">RAM_</text:span><text:span text:style-name="T64">w</text:span><text:span text:style-name="T63">addr</text:span><text:tab/><text:span text:style-name="T2">???????????????????????..</text:span><text:span text:style-name="T24">SP...</text:span><text:span text:style-name="T2">??????????????</text:span></text:p>
      <text:p text:style-name="P17"><text:span text:style-name="T63">RAM_d</text:span><text:tab/><text:span text:style-name="T2">???????????????????????</text:span><text:span text:style-name="T22">..</text:span><text:span text:style-name="T30">123</text:span><text:span text:style-name="T25">.</text:span><text:span text:style-name="T2">.??????????????</text:span></text:p>
      <text:p text:style-name="P24"><text:span text:style-name="T61">RAM_read</text:span><text:tab/><text:span text:style-name="T2">--------------------------/</text:span><text:span text:style-name="T9">===</text:span><text:span text:style-name="T10">\-------------</text:span></text:p>
      <text:p text:style-name="P24"><text:span text:style-name="T62">RAM_raddr</text:span><text:tab/><text:span text:style-name="T2">??????????????????????????.</text:span><text:span text:style-name="T24">SP.</text:span><text:span text:style-name="T2">??????????????</text:span></text:p>
      <text:p text:style-name="P12"><text:span text:style-name="T60">RAM_q</text:span><text:tab/><text:span text:style-name="T2">????????????????????????????????.</text:span><text:span text:style-name="T32">123</text:span><text:span text:style-name="T2">.???????</text:span></text:p>
      <text:p text:style-name="P28"/>
      <text:p text:style-name="P26">If single-port RAM is used, decoding must also be held off <text:span text:style-name="T66">while</text:span> <text:span text:style-name="T1">RAM_write</text:span> is high.</text:p>
      <text:p text:style-name="P42">Some opcodes request read and write operations. For example, &gt;R.</text:p>
      <text:p text:style-name="P4"/>
      <text:p text:style-name="P19">Opcode<text:tab/><text:span text:style-name="T2">??</text:span><text:span text:style-name="T33">.toR..</text:span><text:span text:style-name="T2">)...............</text:span></text:p>
      <text:p text:style-name="P19">T_src<text:tab/><text:tab/><text:span text:style-name="T2">...none.).</text:span><text:span text:style-name="T3">.</text:span><text:span text:style-name="T34">n...</text:span><text:span text:style-name="T2">).</text:span><text:span text:style-name="T27">none.</text:span><text:span text:style-name="T18">..</text:span></text:p>
      <text:p text:style-name="P19"><text:span text:style-name="T56">T</text:span><text:tab/><text:tab/><text:span text:style-name="T2">.....5.........).</text:span><text:span text:style-name="T36">321</text:span><text:span text:style-name="T2">....</text:span></text:p>
      <text:p text:style-name="P19"><text:span text:style-name="T58">N</text:span>_src<text:tab/><text:tab/><text:span text:style-name="T2">...none.).</text:span><text:span text:style-name="T15">RAM..).</text:span><text:span text:style-name="T3">none...</text:span></text:p>
      <text:p text:style-name="P19"><text:span text:style-name="T58">N</text:span><text:tab/><text:tab/><text:span text:style-name="T2">....</text:span><text:span text:style-name="T35">321</text:span><text:span text:style-name="T2">........).</text:span><text:span text:style-name="T35">123</text:span><text:span text:style-name="T3">..</text:span><text:span text:style-name="T14">.</text:span><text:span text:style-name="T21">.</text:span></text:p>
      <text:p text:style-name="P19"><text:span text:style-name="T57">WR</text:span>_src <text:s/><text:tab/><text:span text:style-name="T2">??.none.).</text:span><text:span text:style-name="T3">.</text:span><text:span text:style-name="T33">t</text:span><text:span text:style-name="T4">...</text:span><text:span text:style-name="T2">).</text:span><text:span text:style-name="T3">none.</text:span><text:span text:style-name="T2">..</text:span></text:p>
      <text:p text:style-name="P19"><text:span text:style-name="T59">RAM_write</text:span><text:tab/><text:span text:style-name="T2">----------------/</text:span><text:span text:style-name="T9">=</text:span><text:span text:style-name="T28">=</text:span><text:span text:style-name="T9">====</text:span><text:span text:style-name="T10">\</text:span></text:p>
      <text:p text:style-name="P19"><text:span text:style-name="T63">RAM_</text:span><text:span text:style-name="T64">w</text:span><text:span text:style-name="T63">addr</text:span><text:tab/><text:span text:style-name="T2">????????????????..</text:span><text:span text:style-name="T36">R</text:span><text:span text:style-name="T24">P...</text:span><text:span text:style-name="T2">?</text:span></text:p>
      <text:p text:style-name="P19"><text:span text:style-name="T63">RAM_d</text:span><text:tab/><text:span text:style-name="T2">????????????????</text:span><text:span text:style-name="T22">..</text:span><text:span text:style-name="T30">.</text:span><text:span text:style-name="T36">5.</text:span><text:span text:style-name="T25">.</text:span><text:span text:style-name="T2">.?</text:span></text:p>
      <text:p text:style-name="P25"><text:span text:style-name="T61">RAM_read</text:span><text:tab/><text:span text:style-name="T2">-----/</text:span><text:span text:style-name="T9">===</text:span><text:span text:style-name="T10">\--------------</text:span></text:p>
      <text:p text:style-name="P25"><text:span text:style-name="T62">RAM_raddr</text:span><text:tab/><text:span text:style-name="T2">?????.</text:span><text:span text:style-name="T24">SP.</text:span><text:span text:style-name="T2">???????????????</text:span></text:p>
      <text:p text:style-name="P19"><text:span text:style-name="T60">RAM_q</text:span><text:tab/><text:span text:style-name="T2">???????????.</text:span><text:span text:style-name="T32">123</text:span><text:span text:style-name="T2">.????????</text:span></text:p>
      <text:p text:style-name="P39"/>
      <text:p text:style-name="P40">Fetch needs T before it can start a read. <text:span text:style-name="T67">@+ ( a – a+4 n ).</text:span></text:p>
      <text:p text:style-name="P41">The fetch state checks T and fetches from ROM space <text:span text:style-name="T68">(instead) </text:span>if necessary.</text:p>
      <text:p text:style-name="P31"/>
      <text:p text:style-name="P34"><text:span text:style-name="T67">state<text:tab/></text:span><text:tab/><text:span text:style-name="T37">..execute......)fetch.)execut)fetch</text:span><text:span text:style-name="T52">.</text:span><text:span text:style-name="T37">)fetch</text:span><text:span text:style-name="T54">c</text:span><text:span text:style-name="T37">)fetch</text:span><text:span text:style-name="T54">c</text:span><text:span text:style-name="T37">)</text:span><text:span text:style-name="T54">execute</text:span><text:span text:style-name="T2">.</text:span></text:p>
      <text:p text:style-name="P36">Opcode<text:tab/><text:span text:style-name="T2">??.1plus).FETCH</text:span><text:span text:style-name="T37">p.</text:span><text:span text:style-name="T2">...</text:span><text:span text:style-name="T17">.</text:span><text:span text:style-name="T2">.</text:span><text:span text:style-name="T41">).</text:span><text:span text:style-name="T2">FETCH......</text:span><text:span text:style-name="T44">....</text:span><text:span text:style-name="T2">...........</text:span><text:span text:style-name="T55">)....</text:span><text:span text:style-name="T18">..</text:span><text:span text:style-name="T2">..</text:span></text:p>
      <text:p text:style-name="P36">T_src<text:tab/><text:tab/><text:span text:style-name="T2">...none.).</text:span><text:span text:style-name="T3">TpImm</text:span><text:span text:style-name="T2">).</text:span><text:span text:style-name="T27">none.</text:span><text:span text:style-name="T3">)</text:span><text:span text:style-name="T2">.</text:span><text:span text:style-name="T37">RAM</text:span><text:span text:style-name="T7">..</text:span><text:span text:style-name="T2">)..</text:span><text:span text:style-name="T18">none..</text:span><text:span text:style-name="T2">.......</text:span><text:span text:style-name="T18">..</text:span><text:span text:style-name="T2">.......</text:span><text:span text:style-name="T18">..</text:span><text:span text:style-name="T2">...</text:span></text:p>
      <text:p text:style-name="P36"><text:span text:style-name="T56">T</text:span><text:tab/><text:tab/><text:span text:style-name="T2">.....</text:span><text:span text:style-name="T38">....F007</text:span><text:span text:style-name="T2">..).</text:span><text:span text:style-name="T38">F008</text:span><text:span text:style-name="T2">........</text:span><text:span text:style-name="T44">)</text:span><text:span text:style-name="T2">.</text:span><text:span text:style-name="T51">568</text:span><text:span text:style-name="T45">.</text:span><text:span text:style-name="T2">..........</text:span><text:span text:style-name="T18">..</text:span><text:span text:style-name="T2">.......</text:span><text:span text:style-name="T18">..</text:span><text:span text:style-name="T2">...</text:span></text:p>
      <text:p text:style-name="P36"><text:span text:style-name="T58">N</text:span>_src<text:tab/><text:tab/><text:span text:style-name="T2">...none........)</text:span><text:span text:style-name="T43">Tplus4</text:span><text:span text:style-name="T31">)</text:span><text:span text:style-name="T2">.none.)..</text:span><text:span text:style-name="T44">t.</text:span><text:span text:style-name="T15">..)..</text:span><text:span text:style-name="T3">none..</text:span><text:span text:style-name="T18">..</text:span><text:span text:style-name="T2">.......</text:span><text:span text:style-name="T18">..</text:span><text:span text:style-name="T2">...</text:span></text:p>
      <text:p text:style-name="P36"><text:span text:style-name="T58">N</text:span><text:tab/><text:tab/><text:span text:style-name="T2">.......123</text:span><text:span text:style-name="T50">.</text:span><text:span text:style-name="T2">...........).</text:span><text:span text:style-name="T40">F00</text:span><text:span text:style-name="T44">C..</text:span><text:span text:style-name="T2">...</text:span><text:span text:style-name="T32">.</text:span><text:span text:style-name="T3">..</text:span><text:span text:style-name="T14">)</text:span><text:span text:style-name="T3">..</text:span><text:span text:style-name="T46">321.</text:span><text:span text:style-name="T14">.</text:span><text:span text:style-name="T21">.</text:span><text:span text:style-name="T18">..</text:span><text:span text:style-name="T2">.......</text:span><text:span text:style-name="T18">..</text:span><text:span text:style-name="T2">...</text:span></text:p>
      <text:p text:style-name="P34"><text:span text:style-name="T57">WR</text:span>_src <text:s/><text:tab/><text:span text:style-name="T2">??........none.).</text:span><text:span text:style-name="T3">.</text:span><text:span text:style-name="T4">n...</text:span><text:span text:style-name="T2">).</text:span><text:span text:style-name="T3">none.</text:span><text:span text:style-name="T47">)</text:span><text:span text:style-name="T2">..</text:span><text:span text:style-name="T47">n</text:span><text:span text:style-name="T2">...</text:span><text:span text:style-name="T47">)</text:span><text:span text:style-name="T2">.</text:span><text:span text:style-name="T3">none</text:span><text:span text:style-name="T2">.</text:span><text:span text:style-name="T47">)</text:span><text:span text:style-name="T2">.</text:span><text:span text:style-name="T3">none</text:span><text:span text:style-name="T2">.</text:span><text:span text:style-name="T47">)</text:span><text:span text:style-name="T2">.</text:span><text:span text:style-name="T3">none</text:span><text:span text:style-name="T2">...</text:span></text:p>
      <text:p text:style-name="P32"><text:span text:style-name="T59">RAM_write</text:span><text:tab/><text:span text:style-name="T2">-----------------------/</text:span><text:span text:style-name="T9">=</text:span><text:span text:style-name="T28">=</text:span><text:span text:style-name="T9">====</text:span><text:span text:style-name="T10">\----------------------------</text:span></text:p>
      <text:p text:style-name="P35"><text:span text:style-name="T63">RAM_</text:span><text:span text:style-name="T64">w</text:span><text:span text:style-name="T63">addr</text:span><text:tab/><text:span text:style-name="T2">???????????????????????..</text:span><text:span text:style-name="T24">SP...</text:span><text:span text:style-name="T2">?????????????????????????????</text:span></text:p>
      <text:p text:style-name="P35"><text:span text:style-name="T63">RAM_d</text:span><text:tab/><text:span text:style-name="T2">???????????????????????</text:span><text:span text:style-name="T22">..</text:span><text:span text:style-name="T30">123</text:span><text:span text:style-name="T50">.</text:span><text:span text:style-name="T2">.?????????????????????????????</text:span></text:p>
      <text:p text:style-name="P37"><text:span text:style-name="T61">RAM_read</text:span><text:tab/><text:span text:style-name="T2">-------------------/</text:span><text:span text:style-name="T9">===</text:span><text:span text:style-name="T10">\-----------------------------------</text:span></text:p>
      <text:p text:style-name="P38"><text:span text:style-name="T62">RAM_raddr</text:span><text:tab/><text:span text:style-name="T2">???????????????????</text:span><text:span text:style-name="T39">F008</text:span><text:span text:style-name="T2">????????????????????????????????????</text:span></text:p>
      <text:p text:style-name="P35"><text:span text:style-name="T60">RAM_q</text:span><text:tab/><text:span text:style-name="T2">?????????????????????????.</text:span><text:span text:style-name="T50">568</text:span><text:span text:style-name="T2">.?????????????????????????????</text:span></text:p>
      <text:p text:style-name="P29"><text:span text:style-name="T2"/></text:p>
      <text:p text:style-name="P33"><text:span text:style-name="T69">caddr<text:tab/></text:span><text:tab/><text:span text:style-name="T2">?????????????????????????????????????..</text:span><text:span text:style-name="T50">568.</text:span><text:span text:style-name="T2">.???????????????</text:span></text:p>
      <text:p text:style-name="P34"><text:span text:style-name="T70">cready <text:s text:c="3"/><text:tab/></text:span><text:span text:style-name="T2">---------------------------------------------/</text:span><text:span text:style-name="T9">=====</text:span><text:span text:style-name="T10">\-------</text:span></text:p>
      <text:p text:style-name="P34"><text:span text:style-name="T69">cdata<text:tab/></text:span><text:tab/><text:span text:style-name="T2">??????????????????????????????????</text:span><text:span text:style-name="T55">????????</text:span><text:span text:style-name="T2">???.</text:span><text:span text:style-name="T55">4321</text:span><text:span text:style-name="T2">.????????</text:span></text:p>
      <text:p text:style-name="P30"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ing" svg:font-family="Timing" style:font-family-generic="roman" style:font-pitch="fixed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201in" fo:border-left="none" fo:border-right="none" fo:border-top="0.99pt solid #000000" fo:border-bottom="none"/>
      <style:text-properties officeooo:rsid="006507d5" officeooo:paragraph-rsid="006507d5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32 Waveforms<text:tab/><text:tab/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0:09:24.618000000</meta:creation-date>
    <dc:date>2019-05-02T15:09:43.946000000</dc:date>
    <meta:editing-duration>PT3H51M38S</meta:editing-duration>
    <meta:editing-cycles>111</meta:editing-cycles>
    <meta:generator>LibreOffice/6.1.1.2$Windows_X86_64 LibreOffice_project/5d19a1bfa650b796764388cd8b33a5af1f5baa1b</meta:generator>
    <meta:document-statistic meta:table-count="0" meta:image-count="0" meta:object-count="0" meta:page-count="2" meta:paragraph-count="63" meta:word-count="250" meta:character-count="3468" meta:non-whitespace-character-count="3257"/>
  </office:meta>
</office:document-meta>
</file>